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584d" officeooo:paragraph-rsid="000b584d"/>
    </style:style>
    <style:style style:name="P2" style:family="paragraph" style:parent-style-name="Standard">
      <style:paragraph-properties fo:text-align="justify" style:justify-single-word="false"/>
      <style:text-properties officeooo:rsid="000ca9d6" officeooo:paragraph-rsid="000ca9d6"/>
    </style:style>
    <style:style style:name="P3" style:family="paragraph" style:parent-style-name="Standard">
      <style:paragraph-properties fo:text-align="justify" style:justify-single-word="false"/>
      <style:text-properties officeooo:rsid="000ca9d6" officeooo:paragraph-rsid="000d5b2c"/>
    </style:style>
    <style:style style:name="P4" style:family="paragraph" style:parent-style-name="Standard">
      <style:paragraph-properties fo:text-align="justify" style:justify-single-word="false"/>
      <style:text-properties officeooo:rsid="000d5b2c" officeooo:paragraph-rsid="000ca9d6"/>
    </style:style>
    <style:style style:name="P5" style:family="paragraph" style:parent-style-name="Standard">
      <style:paragraph-properties fo:text-align="justify" style:justify-single-word="false"/>
      <style:text-properties officeooo:rsid="000d5b2c" officeooo:paragraph-rsid="000d5b2c"/>
    </style:style>
    <style:style style:name="T1" style:family="text">
      <style:text-properties officeooo:rsid="000d5b2c"/>
    </style:style>
    <style:style style:name="T2" style:family="text">
      <style:text-properties officeooo:rsid="000f59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MANUAL DO US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TA BANCÁR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E: Francisco Henrique Rocha Silva</text:p>
      <text:p text:style-name="P1">MATRÍCULA:41356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1° : O usuário precisar ter o JAVA <text:s/>e uma IDE instalados em sua máquina;</text:p>
      <text:p text:style-name="P2"/>
      <text:p text:style-name="P2">2° <text:s/>Ao clicar o link você deverá baixar os arquivos solicitados ,caso os arquivos não venham dentro de pasta você deve criar uma e <text:s/>de preferência renomeá-la como Trabalho01;</text:p>
      <text:p text:style-name="P2"/>
      <text:p text:style-name="P2">3° Agora vá na sua IDE e abra o projeto Trabalho01;</text:p>
      <text:p text:style-name="P2"/>
      <text:p text:style-name="P5">4° Clique <text:s/>no menu ARQUIVO → CRIAR NOVO PROJETO (com o mesmo nome da pasta que você criou – Trabalho01) → <text:span text:style-name="T2">clique no menu ABRIR (procure a pasta onde você salvou os arquivos baixados do link – Trabalho01) → aperte F(6) <text:s/>para executar o programa;</text:span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0:44:50.323000000</meta:creation-date>
    <dc:date>2019-05-04T21:25:28.116000000</dc:date>
    <meta:editing-duration>PT6M5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8" meta:word-count="109" meta:character-count="624" meta:non-whitespace-character-count="516"/>
  </office:meta>
</office:document-meta>
</file>